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111in" fo:margin-left="0.9819in" table:align="left"/>
    </style:style>
    <style:style style:name="Table1.A" style:family="table-column">
      <style:table-column-properties style:column-width="5.7111in"/>
    </style:style>
    <style:style style:name="Table1.A1" style:family="table-cell">
      <style:table-cell-properties style:vertical-align="middle" fo:padding="0.0313in" fo:border="none"/>
    </style:style>
    <style:style style:name="Table2" style:family="table">
      <style:table-properties style:width="5.7111in" fo:margin-left="0.9819in" table:align="left"/>
    </style:style>
    <style:style style:name="Table2.A" style:family="table-column">
      <style:table-column-properties style:column-width="1.2132in"/>
    </style:style>
    <style:style style:name="Table2.B" style:family="table-column">
      <style:table-column-properties style:column-width="4.4979in"/>
    </style:style>
    <style:style style:name="Table2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P9" style:family="paragraph" style:parent-style-name="List_20_Contents" style:list-style-name="L4"/>
    <style:style style:name="P10" style:family="paragraph" style:parent-style-name="List_20_Contents" style:list-style-name="L2">
      <style:paragraph-properties fo:margin-top="0in" fo:margin-bottom="0.1965in" loext:contextual-spacing="false"/>
    </style:style>
    <style:style style:name="P11" style:family="paragraph" style:parent-style-name="List_20_Heading" style:list-style-name="L2"/>
    <style:style style:name="P12" style:family="paragraph" style:parent-style-name="List_20_Heading" style:list-style-name="L4"/>
    <style:style style:name="P13" style:family="paragraph" style:parent-style-name="Horizontal_20_Line" style:list-style-name="L2"/>
    <style:style style:name="P14" style:family="paragraph" style:parent-style-name="Preformatted_20_Text" style:list-style-name="L2"/>
    <style:style style:name="P15" style:family="paragraph" style:parent-style-name="Preformatted_20_Text" style:list-style-name="L4"/>
    <style:style style:name="P16" style:family="paragraph" style:parent-style-name="Preformatted_20_Text" style:list-style-name="L2">
      <style:paragraph-properties fo:margin-top="0in" fo:margin-bottom="0.1965in" loext:contextual-spacing="false"/>
    </style:style>
    <style:style style:name="P17" style:family="paragraph" style:parent-style-name="Preformatted_20_Text" style:list-style-name="L4">
      <style:paragraph-properties fo:margin-top="0in" fo:margin-bottom="0.1965in" loext:contextual-spacing="false"/>
    </style:style>
    <style:style style:name="P18" style:family="paragraph" style:parent-style-name="Heading_20_3" style:list-style-name="L3"/>
    <style:style style:name="P19" style:family="paragraph" style:parent-style-name="Heading_20_3" style:list-style-name="L4"/>
    <style:style style:name="P20" style:family="paragraph" style:parent-style-name="Heading_20_4" style:list-style-name="L4"/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.princeton.cs.algs4</text:p>
      <text:h text:style-name="Heading_20_2" text:outline-level="2">Class RectHV</text:h>
      <text:list xml:id="list8675785094821662251" text:style-name="L1">
        <text:list-item>
          <text:p text:style-name="P6"><text:a xlink:type="simple" xlink:href="http://docs.oracle.com/javase/7/docs/api/java/lang/Object.html?is-external=true" text:style-name="Internet_20_link" text:visited-style-name="Visited_20_Internet_20_Link">Object</text:a> </text:p>
          <text:list>
            <text:list-item>
              <text:p text:style-name="P2">edu.princeton.cs.algs4.RectHV </text:p>
            </text:list-item>
          </text:list>
        </text:list-item>
      </text:list>
      <text:list xml:id="list4216862861636578674" text:style-name="L2">
        <text:list-item>
          <text:p text:style-name="P13"/>
          <text:p text:style-name="P3"/>
          <text:p text:style-name="P14">public final class RectHV</text:p>
          <text:p text:style-name="P16">extends <text:a xlink:type="simple" xlink:href="http://docs.oracle.com/javase/7/docs/api/java/lang/Object.html?is-external=true" text:style-name="Internet_20_link" text:visited-style-name="Visited_20_Internet_20_Link">Object</text:a></text:p>
          <text:p text:style-name="P3">The <text:span text:style-name="Source_20_Text">RectHV</text:span> class is an immutable data type to encapsulate a two-dimensional axis-aligned rectagle with real-value coordinates. The rectangle is <text:span text:style-name="Emphasis">closed</text:span>—it includes the points on the boundary. </text:p>
          <text:p text:style-name="P3">For additional documentation, see <text:a xlink:type="simple" xlink:href="http://algs4.cs.princeton.edu/12oop" text:style-name="Internet_20_link" text:visited-style-name="Visited_20_Internet_20_Link">Section 1.2</text:a> of <text:span text:style-name="T1">Algorithms, 4th Edition</text:span> by Robert Sedgewick and Kevin Wayne.</text:p>
          <text:p text:style-name="P11">Author: </text:p>
          <text:p text:style-name="P10">Robert Sedgewick, Kevin Wayne</text:p>
        </text:list-item>
      </text:list>
      <text:list xml:id="list1843949787809509044" text:style-name="L3">
        <text:list-item>
          <text:list>
            <text:list-item>
              <text:list>
                <text:list-item>
                  <text:h text:style-name="P18" text:outline-level="3"><text:bookmark text:name="constructor_summary"/>Constructor Summary</text:h>
                </text:list-item>
              </text:list>
            </text:list-item>
          </text:list>
        </text:list-item>
      </text:list>
      <text:p text:style-name="P7">Constructors 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Heading">Constructor and 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algs4.cs.princeton.edu/code/javadoc/edu/princeton/cs/algs4/RectHV.html#RectHV%28double,%20double,%20double,%20double%29" text:style-name="Internet_20_link" text:visited-style-name="Visited_20_Internet_20_Link"><text:span text:style-name="Source_20_Text"><text:span text:style-name="Strong_20_Emphasis">RectHV</text:span></text:span></text:a><text:span text:style-name="Source_20_Text">(double xmin, double ymin, double xmax, double ymax)</text:span> </text:p>
            <text:p text:style-name="Table_20_Contents">Initializes a new rectangle [<text:span text:style-name="Emphasis">xmin</text:span>, <text:span text:style-name="Emphasis">xmax</text:span>] x [<text:span text:style-name="Emphasis">ymin</text:span>, <text:span text:style-name="Emphasis">ymax</text:span>].</text:p>
          </table:table-cell>
        </table:table-row>
      </table:table>
      <text:list xml:id="list144250266047696" text:continue-numbering="true" text:style-name="L3">
        <text:list-item>
          <text:list>
            <text:list-item>
              <text:list>
                <text:list-item>
                  <text:h text:style-name="P18" text:outline-level="3"><text:bookmark text:name="method_summary"/>Method Summary</text:h>
                </text:list-item>
              </text:list>
            </text:list-item>
          </text:list>
        </text:list-item>
      </text:list>
      <text:p text:style-name="P7">Methods 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Modifier and Type</text:p>
          </table:table-cell>
          <table:table-cell table:style-name="Table2.A1" office:value-type="string">
            <text:p text:style-name="Table_20_Heading">Method and Description</text:p>
          </table:table-cell>
        </table:table-row>
        <table:table-row>
          <table:table-cell table:style-name="Table2.A1" office:value-type="string">
            <text:p text:style-name="Table_20_Contents"><text:span text:style-name="Source_20_Text">boolean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contains%28edu.princeton.cs.algs4.Point2D%29" text:style-name="Internet_20_link" text:visited-style-name="Visited_20_Internet_20_Link"><text:span text:style-name="Source_20_Text"><text:span text:style-name="Strong_20_Emphasis">contains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p)</text:span> </text:p>
            <text:p text:style-name="Table_20_Contents">Returns true if this rectangle contain the point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distanceSquaredTo%28edu.princeton.cs.algs4.Point2D%29" text:style-name="Internet_20_link" text:visited-style-name="Visited_20_Internet_20_Link"><text:span text:style-name="Source_20_Text"><text:span text:style-name="Strong_20_Emphasis">distanceSquaredTo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p)</text:span> </text:p>
            <text:p text:style-name="Table_20_Contents">Returns the square of the Euclidean distance between this rectangle and the point <text:span text:style-name="Source_20_Text">p</text:span>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distanceTo%28edu.princeton.cs.algs4.Point2D%29" text:style-name="Internet_20_link" text:visited-style-name="Visited_20_Internet_20_Link"><text:span text:style-name="Source_20_Text"><text:span text:style-name="Strong_20_Emphasis">distanceTo</text:span></text:span></text:a><text:span text:style-name="Source_20_Text">(</text:span><text:a xlink:type="simple" xlink:href="http://algs4.cs.princeton.edu/code/javadoc/edu/princeton/cs/algs4/Point2D.html" text:style-name="Internet_20_link" text:visited-style-name="Visited_20_Internet_20_Link"><text:span text:style-name="Source_20_Text">Point2D</text:span></text:a><text:span text:style-name="Source_20_Text"> p)</text:span> </text:p>
            <text:p text:style-name="Table_20_Contents">Returns the Euclidean distance between this rectangle and the point <text:span text:style-name="Source_20_Text">p</text:span>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oid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draw%28%29" text:style-name="Internet_20_link" text:visited-style-name="Visited_20_Internet_20_Link"><text:span text:style-name="Source_20_Text"><text:span text:style-name="Strong_20_Emphasis">draw</text:span></text:span></text:a><text:span text:style-name="Source_20_Text">()</text:span> </text:p>
            <text:p text:style-name="Table_20_Contents">Draws this rectangle to standard draw.</text:p>
          </table:table-cell>
        </table:table-row>
        <table:table-row>
          <table:table-cell table:style-name="Table2.A1" office:value-type="string">
            <text:p text:style-name="Table_20_Contents"><text:span text:style-name="Source_20_Text">boolean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equals%28java.lang.Object%29" text:style-name="Internet_20_link" text:visited-style-name="Visited_20_Internet_20_Link"><text:span text:style-name="Source_20_Text"><text:span text:style-name="Strong_20_Emphasis">equals</text:span></text:span></text:a><text:span text:style-name="Source_20_Text">(</text:span>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<text:span text:style-name="Source_20_Text"> other)</text:span> </text:p>
            <text:p text:style-name="Table_20_Contents">Compares this rectangle to the specified rectangle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ource_20_Text">int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hashCode%28%29" text:style-name="Internet_20_link" text:visited-style-name="Visited_20_Internet_20_Link"><text:span text:style-name="Source_20_Text"><text:span text:style-name="Strong_20_Emphasis">hashCode</text:span></text:span></text:a><text:span text:style-name="Source_20_Text">()</text:span> </text:p>
            <text:p text:style-name="Table_20_Contents">Returns an integer hash code for this rectang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height%28%29" text:style-name="Internet_20_link" text:visited-style-name="Visited_20_Internet_20_Link"><text:span text:style-name="Source_20_Text"><text:span text:style-name="Strong_20_Emphasis">height</text:span></text:span></text:a><text:span text:style-name="Source_20_Text">()</text:span> </text:p>
            <text:p text:style-name="Table_20_Contents">Returns the height of this rectang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boolean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intersects%28edu.princeton.cs.algs4.RectHV%29" text:style-name="Internet_20_link" text:visited-style-name="Visited_20_Internet_20_Link"><text:span text:style-name="Source_20_Text"><text:span text:style-name="Strong_20_Emphasis">intersects</text:span></text:span></text:a><text:span text:style-name="Source_20_Text">(</text:span><text:a xlink:type="simple" xlink:href="http://algs4.cs.princeton.edu/code/javadoc/edu/princeton/cs/algs4/RectHV.html" text:style-name="Internet_20_link" text:visited-style-name="Visited_20_Internet_20_Link"><text:span text:style-name="Source_20_Text">RectHV</text:span></text:a><text:span text:style-name="Source_20_Text"> that)</text:span> </text:p>
            <text:p text:style-name="Table_20_Contents">Returns true if the two rectangles intersect.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docs.oracle.com/javase/7/docs/api/java/lang/String.html?is-external=true" text:style-name="Internet_20_link" text:visited-style-name="Visited_20_Internet_20_Link"><text:span text:style-name="Source_20_Text">String</text:span></text:a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toString%28%29" text:style-name="Internet_20_link" text:visited-style-name="Visited_20_Internet_20_Link"><text:span text:style-name="Source_20_Text"><text:span text:style-name="Strong_20_Emphasis">toString</text:span></text:span></text:a><text:span text:style-name="Source_20_Text">()</text:span> </text:p>
            <text:p text:style-name="Table_20_Contents">Returns a string representation of this rectang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width%28%29" text:style-name="Internet_20_link" text:visited-style-name="Visited_20_Internet_20_Link"><text:span text:style-name="Source_20_Text"><text:span text:style-name="Strong_20_Emphasis">width</text:span></text:span></text:a><text:span text:style-name="Source_20_Text">()</text:span> </text:p>
            <text:p text:style-name="Table_20_Contents">Returns the width of this rectang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xmax%28%29" text:style-name="Internet_20_link" text:visited-style-name="Visited_20_Internet_20_Link"><text:span text:style-name="Source_20_Text"><text:span text:style-name="Strong_20_Emphasis">xmax</text:span></text:span></text:a><text:span text:style-name="Source_20_Text">()</text:span> </text:p>
            <text:p text:style-name="Table_20_Contents">Returns the maximum <text:span text:style-name="Emphasis">x</text:span>-coordinate of any point in this rectang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xmin%28%29" text:style-name="Internet_20_link" text:visited-style-name="Visited_20_Internet_20_Link"><text:span text:style-name="Source_20_Text"><text:span text:style-name="Strong_20_Emphasis">xmin</text:span></text:span></text:a><text:span text:style-name="Source_20_Text">()</text:span> </text:p>
            <text:p text:style-name="Table_20_Contents">Returns the minimum <text:span text:style-name="Emphasis">x</text:span>-coordinate of any point in this rectang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ymax%28%29" text:style-name="Internet_20_link" text:visited-style-name="Visited_20_Internet_20_Link"><text:span text:style-name="Source_20_Text"><text:span text:style-name="Strong_20_Emphasis">ymax</text:span></text:span></text:a><text:span text:style-name="Source_20_Text">()</text:span> </text:p>
            <text:p text:style-name="Table_20_Contents">Returns the maximum <text:span text:style-name="Emphasis">y</text:span>-coordinate of any point in this rectang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uble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RectHV.html#ymin%28%29" text:style-name="Internet_20_link" text:visited-style-name="Visited_20_Internet_20_Link"><text:span text:style-name="Source_20_Text"><text:span text:style-name="Strong_20_Emphasis">ymin</text:span></text:span></text:a><text:span text:style-name="Source_20_Text">()</text:span> </text:p>
            <text:p text:style-name="Table_20_Contents">Returns the minimum <text:span text:style-name="Emphasis">y</text:span>-coordinate of any point in this rectangle.</text:p>
          </table:table-cell>
        </table:table-row>
      </table:table>
      <text:list xml:id="list144250174531523" text:continue-numbering="true" text:style-name="L3">
        <text:list-item>
          <text:list>
            <text:list-item>
              <text:list>
                <text:list-item>
                  <text:h text:style-name="P18" text:outline-level="3"><text:bookmark text:name="methods_inherited_from_class_Object"/>Methods inherited from class <text:a xlink:type="simple" xlink:href="http://docs.oracle.com/javase/7/docs/api/java/lang/Object.html?is-external=true" text:style-name="Internet_20_link" text:visited-style-name="Visited_20_Internet_20_Link">Object</text:a></text:h>
                  <text:p text:style-name="P4"><text:a xlink:type="simple" xlink:href="http://docs.oracle.com/javase/7/docs/api/java/lang/Object.html?is-external=true#clone%28%29" text:style-name="Internet_20_link" text:visited-style-name="Visited_20_Internet_20_Link"><text:span text:style-name="Source_20_Text">clone</text:span></text:a><text:span text:style-name="Source_20_Text">, </text:span><text:a xlink:type="simple" xlink:href="http://docs.oracle.com/javase/7/docs/api/java/lang/Object.html?is-external=true#finalize%28%29" text:style-name="Internet_20_link" text:visited-style-name="Visited_20_Internet_20_Link"><text:span text:style-name="Source_20_Text">finalize</text:span></text:a><text:span text:style-name="Source_20_Text">, </text:span><text:a xlink:type="simple" xlink:href="http://docs.oracle.com/javase/7/docs/api/java/lang/Object.html?is-external=true#getClass%28%29" text:style-name="Internet_20_link" text:visited-style-name="Visited_20_Internet_20_Link"><text:span text:style-name="Source_20_Text">getClass</text:span></text:a><text:span text:style-name="Source_20_Text">, </text:span><text:a xlink:type="simple" xlink:href="http://docs.oracle.com/javase/7/docs/api/java/lang/Object.html?is-external=true#notify%28%29" text:style-name="Internet_20_link" text:visited-style-name="Visited_20_Internet_20_Link"><text:span text:style-name="Source_20_Text">notify</text:span></text:a><text:span text:style-name="Source_20_Text">, </text:span><text:a xlink:type="simple" xlink:href="http://docs.oracle.com/javase/7/docs/api/java/lang/Object.html?is-external=true#notifyAll%28%29" text:style-name="Internet_20_link" text:visited-style-name="Visited_20_Internet_20_Link"><text:span text:style-name="Source_20_Text">notifyAll</text:span></text:a><text:span text:style-name="Source_20_Text">, </text:span><text:a xlink:type="simple" xlink:href="http://docs.oracle.com/javase/7/docs/api/java/lang/Object.html?is-external=true#wait%28%29" text:style-name="Internet_20_link" text:visited-style-name="Visited_20_Internet_20_Link"><text:span text:style-name="Source_20_Text">wait</text:span></text:a><text:span text:style-name="Source_20_Text">, </text:span><text:a xlink:type="simple" xlink:href="http://docs.oracle.com/javase/7/docs/api/java/lang/Object.html?is-external=true#wait%28long%29" text:style-name="Internet_20_link" text:visited-style-name="Visited_20_Internet_20_Link"><text:span text:style-name="Source_20_Text">wait</text:span></text:a><text:span text:style-name="Source_20_Text">, </text:span><text:a xlink:type="simple" xlink:href="http://docs.oracle.com/javase/7/docs/api/java/lang/Object.html?is-external=true#wait%28long,%20int%29" text:style-name="Internet_20_link" text:visited-style-name="Visited_20_Internet_20_Link"><text:span text:style-name="Source_20_Text">wait</text:span></text:a> </text:p>
                </text:list-item>
              </text:list>
            </text:list-item>
          </text:list>
        </text:list-item>
      </text:list>
      <text:list xml:id="list9009250201041913051" text:style-name="L4">
        <text:list-item>
          <text:list>
            <text:list-item>
              <text:list>
                <text:list-item>
                  <text:h text:style-name="P19" text:outline-level="3"><text:bookmark text:name="constructor_detail"/>Constructor Detail</text:h>
                  <text:list>
                    <text:list-item>
                      <text:h text:style-name="P20" text:outline-level="4"><text:bookmark text:name="RectHV(double, double, double, double)"/>RectHV</text:h>
                    </text:list-item>
                  </text:list>
                  <text:p text:style-name="P15">public RectHV(double xmin,</text:p>
                  <text:p text:style-name="P15"><text:s text:c="6"/>double ymin,</text:p>
                  <text:p text:style-name="P15"><text:s text:c="6"/>double xmax,</text:p>
                  <text:p text:style-name="P17"><text:s text:c="6"/>double ymax)</text:p>
                  <text:p text:style-name="P8">Initializes a new rectangle [<text:span text:style-name="Emphasis">xmin</text:span>, <text:span text:style-name="Emphasis">xmax</text:span>] x [<text:span text:style-name="Emphasis">ymin</text:span>, <text:span text:style-name="Emphasis">ymax</text:span>].</text:p>
                  <text:p text:style-name="P12">Parameters:</text:p>
                  <text:p text:style-name="P9"><text:span text:style-name="Source_20_Text">xmin</text:span> - the <text:span text:style-name="Emphasis">x</text:span>-coordinate of the lower-left endpoint</text:p>
                  <text:p text:style-name="P9"><text:span text:style-name="Source_20_Text">xmax</text:span> - the <text:span text:style-name="Emphasis">x</text:span>-coordinate of the upper-right endpoint</text:p>
                  <text:p text:style-name="P9"><text:span text:style-name="Source_20_Text">ymin</text:span> - the <text:span text:style-name="Emphasis">y</text:span>-coordinate of the lower-left endpoint</text:p>
                  <text:p text:style-name="P9"><text:span text:style-name="Source_20_Text">ymax</text:span> - the <text:span text:style-name="Emphasis">y</text:span>-coordinate of the upper-right endpoint </text:p>
                  <text:p text:style-name="P12">Throws: </text:p>
                  <text:p text:style-name="P9"><text:a xlink:type="simple" xlink:href="http://docs.oracle.com/javase/7/docs/api/java/lang/IllegalArgumentException.html?is-external=true" text:style-name="Internet_20_link" text:visited-style-name="Visited_20_Internet_20_Link"><text:span text:style-name="Source_20_Text">IllegalArgumentException</text:span></text:a> - if any of <text:span text:style-name="Source_20_Text">xmin</text:span>, <text:span text:style-name="Source_20_Text">xmax</text:span>, <text:span text:style-name="Source_20_Text">ymin</text:span>, or <text:span text:style-name="Source_20_Text">ymax</text:span> is <text:span text:style-name="Source_20_Text">Double.NaN</text:span>. </text:p>
                  <text:p text:style-name="P9"><text:a xlink:type="simple" xlink:href="http://docs.oracle.com/javase/7/docs/api/java/lang/IllegalArgumentException.html?is-external=true" text:style-name="Internet_20_link" text:visited-style-name="Visited_20_Internet_20_Link"><text:span text:style-name="Source_20_Text">IllegalArgumentException</text:span></text:a> - if <text:span text:style-name="Source_20_Text">xmax &lt; xmin</text:span> or <text:span text:style-name="Source_20_Text">ymax &lt; ymin</text:span>.</text:p>
                </text:list-item>
                <text:list-item>
                  <text:h text:style-name="P19" text:outline-level="3"><text:bookmark text:name="method_detail"/>Method Detail</text:h>
                  <text:list>
                    <text:list-item>
                      <text:h text:style-name="P20" text:outline-level="4"><text:bookmark text:name="xmin()"/>xmin</text:h>
                    </text:list-item>
                  </text:list>
                  <text:p text:style-name="P17">public double xmin()</text:p>
                  <text:p text:style-name="P8"><text:soft-page-break/>Returns the minimum <text:span text:style-name="Emphasis">x</text:span>-coordinate of any point in this rectangle.</text:p>
                  <text:p text:style-name="P12">Returns:</text:p>
                  <text:p text:style-name="P9">the minimum <text:span text:style-name="Emphasis">x</text:span>-coordinate of any point in this rectangle</text:p>
                  <text:list text:continue-numbering="true">
                    <text:list-item>
                      <text:h text:style-name="P20" text:outline-level="4"><text:bookmark text:name="xmax()"/>xmax</text:h>
                    </text:list-item>
                  </text:list>
                  <text:p text:style-name="P17">public double xmax()</text:p>
                  <text:p text:style-name="P8">Returns the maximum <text:span text:style-name="Emphasis">x</text:span>-coordinate of any point in this rectangle.</text:p>
                  <text:p text:style-name="P12">Returns:</text:p>
                  <text:p text:style-name="P9">the maximum <text:span text:style-name="Emphasis">x</text:span>-coordinate of any point in this rectangle</text:p>
                  <text:list text:continue-numbering="true">
                    <text:list-item>
                      <text:h text:style-name="P20" text:outline-level="4"><text:bookmark text:name="ymin()"/>ymin</text:h>
                    </text:list-item>
                  </text:list>
                  <text:p text:style-name="P17">public double ymin()</text:p>
                  <text:p text:style-name="P8">Returns the minimum <text:span text:style-name="Emphasis">y</text:span>-coordinate of any point in this rectangle.</text:p>
                  <text:p text:style-name="P12">Returns:</text:p>
                  <text:p text:style-name="P9">the minimum <text:span text:style-name="Emphasis">y</text:span>-coordinate of any point in this rectangle</text:p>
                  <text:list text:continue-numbering="true">
                    <text:list-item>
                      <text:h text:style-name="P20" text:outline-level="4"><text:bookmark text:name="ymax()"/>ymax</text:h>
                    </text:list-item>
                  </text:list>
                  <text:p text:style-name="P17">public double ymax()</text:p>
                  <text:p text:style-name="P8">Returns the maximum <text:span text:style-name="Emphasis">y</text:span>-coordinate of any point in this rectangle.</text:p>
                  <text:p text:style-name="P12">Returns:</text:p>
                  <text:p text:style-name="P9">the maximum <text:span text:style-name="Emphasis">y</text:span>-coordinate of any point in this rectangle</text:p>
                  <text:list text:continue-numbering="true">
                    <text:list-item>
                      <text:h text:style-name="P20" text:outline-level="4"><text:bookmark text:name="width()"/>width</text:h>
                    </text:list-item>
                  </text:list>
                  <text:p text:style-name="P17">public double width()</text:p>
                  <text:p text:style-name="P8">Returns the width of this rectangle.</text:p>
                  <text:p text:style-name="P12">Returns:</text:p>
                  <text:p text:style-name="P9">the width of this rectangle <text:span text:style-name="Source_20_Text">xmax - xmin</text:span></text:p>
                  <text:list text:continue-numbering="true">
                    <text:list-item>
                      <text:h text:style-name="P20" text:outline-level="4"><text:bookmark text:name="height()"/>height</text:h>
                    </text:list-item>
                  </text:list>
                  <text:p text:style-name="P17">public double height()</text:p>
                  <text:p text:style-name="P8">Returns the height of this rectangle.</text:p>
                  <text:p text:style-name="P12">Returns:</text:p>
                  <text:p text:style-name="P9">the height of this rectangle <text:span text:style-name="Source_20_Text">ymax - ymin</text:span></text:p>
                  <text:list text:continue-numbering="true">
                    <text:list-item>
                      <text:h text:style-name="P20" text:outline-level="4"><text:bookmark text:name="intersects(edu.princeton.cs.algs4.RectHV)"/>intersects</text:h>
                    </text:list-item>
                  </text:list>
                  <text:p text:style-name="P17">public boolean intersects(<text:a xlink:type="simple" xlink:href="http://algs4.cs.princeton.edu/code/javadoc/edu/princeton/cs/algs4/RectHV.html" text:style-name="Internet_20_link" text:visited-style-name="Visited_20_Internet_20_Link">RectHV</text:a> that)</text:p>
                  <text:p text:style-name="P8">Returns true if the two rectangles intersect. This includes <text:span text:style-name="Emphasis">improper intersections</text:span> (at points on the boundary of each rectangle) and <text:span text:style-name="Emphasis">nested intersctions</text:span> (when one rectangle is contained inside the other)</text:p>
                  <text:p text:style-name="P12">Parameters:</text:p>
                  <text:p text:style-name="P9"><text:span text:style-name="Source_20_Text">that</text:span> - the other rectangle </text:p>
                  <text:p text:style-name="P12">Returns:</text:p>
                  <text:p text:style-name="P9"><text:span text:style-name="Source_20_Text">true</text:span> if this rectangle intersect the argument rectangle at one or more points</text:p>
                  <text:list text:continue-numbering="true">
                    <text:list-item>
                      <text:h text:style-name="P20" text:outline-level="4"><text:bookmark text:name="contains(edu.princeton.cs.algs4.Point2D)"/><text:soft-page-break/>contains</text:h>
                    </text:list-item>
                  </text:list>
                  <text:p text:style-name="P17">public boolean contains(<text:a xlink:type="simple" xlink:href="http://algs4.cs.princeton.edu/code/javadoc/edu/princeton/cs/algs4/Point2D.html" text:style-name="Internet_20_link" text:visited-style-name="Visited_20_Internet_20_Link">Point2D</text:a> p)</text:p>
                  <text:p text:style-name="P8">Returns true if this rectangle contain the point.</text:p>
                  <text:p text:style-name="P12">Parameters:</text:p>
                  <text:p text:style-name="P9"><text:span text:style-name="Source_20_Text">p</text:span> - the point </text:p>
                  <text:p text:style-name="P12">Returns:</text:p>
                  <text:p text:style-name="P9"><text:span text:style-name="Source_20_Text">true</text:span> if this rectangle contain the point <text:span text:style-name="Source_20_Text">p</text:span>, possibly at the boundary; <text:span text:style-name="Source_20_Text">false</text:span> otherwise</text:p>
                  <text:list text:continue-numbering="true">
                    <text:list-item>
                      <text:h text:style-name="P20" text:outline-level="4"><text:bookmark text:name="distanceTo(edu.princeton.cs.algs4.Point2D)"/>distanceTo</text:h>
                    </text:list-item>
                  </text:list>
                  <text:p text:style-name="P17">public double distanceTo(<text:a xlink:type="simple" xlink:href="http://algs4.cs.princeton.edu/code/javadoc/edu/princeton/cs/algs4/Point2D.html" text:style-name="Internet_20_link" text:visited-style-name="Visited_20_Internet_20_Link">Point2D</text:a> p)</text:p>
                  <text:p text:style-name="P8">Returns the Euclidean distance between this rectangle and the point <text:span text:style-name="Source_20_Text">p</text:span>.</text:p>
                  <text:p text:style-name="P12">Parameters:</text:p>
                  <text:p text:style-name="P9"><text:span text:style-name="Source_20_Text">p</text:span> - the point </text:p>
                  <text:p text:style-name="P12">Returns:</text:p>
                  <text:p text:style-name="P9">the Euclidean distance between the point <text:span text:style-name="Source_20_Text">p</text:span> and the closest point on this rectangle; 0 if the point is contained in this rectangle</text:p>
                  <text:list text:continue-numbering="true">
                    <text:list-item>
                      <text:h text:style-name="P20" text:outline-level="4"><text:bookmark text:name="distanceSquaredTo(edu.princeton.cs.algs4.Point2D)"/>distanceSquaredTo</text:h>
                    </text:list-item>
                  </text:list>
                  <text:p text:style-name="P17">public double distanceSquaredTo(<text:a xlink:type="simple" xlink:href="http://algs4.cs.princeton.edu/code/javadoc/edu/princeton/cs/algs4/Point2D.html" text:style-name="Internet_20_link" text:visited-style-name="Visited_20_Internet_20_Link">Point2D</text:a> p)</text:p>
                  <text:p text:style-name="P8">Returns the square of the Euclidean distance between this rectangle and the point <text:span text:style-name="Source_20_Text">p</text:span>.</text:p>
                  <text:p text:style-name="P12">Parameters:</text:p>
                  <text:p text:style-name="P9"><text:span text:style-name="Source_20_Text">p</text:span> - the point </text:p>
                  <text:p text:style-name="P12">Returns:</text:p>
                  <text:p text:style-name="P9">the square of the Euclidean distance between the point <text:span text:style-name="Source_20_Text">p</text:span> and the closest point on this rectangle; 0 if the point is contained in this rectangle</text:p>
                  <text:list text:continue-numbering="true">
                    <text:list-item>
                      <text:h text:style-name="P20" text:outline-level="4"><text:bookmark text:name="equals(java.lang.Object)"/>equals</text:h>
                    </text:list-item>
                  </text:list>
                  <text:p text:style-name="P17">public boolean equals(<text:a xlink:type="simple" xlink:href="http://docs.oracle.com/javase/7/docs/api/java/lang/Object.html?is-external=true" text:style-name="Internet_20_link" text:visited-style-name="Visited_20_Internet_20_Link">Object</text:a> other)</text:p>
                  <text:p text:style-name="P8">Compares this rectangle to the specified rectangle.</text:p>
                  <text:p text:style-name="P12"><text:span text:style-name="Strong_20_Emphasis">Overrides:</text:span> </text:p>
                  <text:p text:style-name="P9"><text:a xlink:type="simple" xlink:href="http://docs.oracle.com/javase/7/docs/api/java/lang/Object.html?is-external=true#equals%28java.lang.Object%29" text:style-name="Internet_20_link" text:visited-style-name="Visited_20_Internet_20_Link"><text:span text:style-name="Source_20_Text">equals</text:span></text:a> in class 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 </text:p>
                  <text:p text:style-name="P12">Parameters:</text:p>
                  <text:p text:style-name="P9"><text:span text:style-name="Source_20_Text">other</text:span> - the other rectangle </text:p>
                  <text:p text:style-name="P12">Returns:</text:p>
                  <text:p text:style-name="P9"><text:span text:style-name="Source_20_Text">true</text:span> if this rectangle equals <text:span text:style-name="Source_20_Text">other</text:span>; <text:span text:style-name="Source_20_Text">false</text:span> otherwise</text:p>
                  <text:list text:continue-numbering="true">
                    <text:list-item>
                      <text:h text:style-name="P20" text:outline-level="4"><text:bookmark text:name="hashCode()"/>hashCode</text:h>
                    </text:list-item>
                  </text:list>
                  <text:p text:style-name="P17">public int hashCode()</text:p>
                  <text:p text:style-name="P8">Returns an integer hash code for this rectangle.</text:p>
                  <text:p text:style-name="P12"><text:span text:style-name="Strong_20_Emphasis">Overrides:</text:span> </text:p>
                  <text:p text:style-name="P9"><text:a xlink:type="simple" xlink:href="http://docs.oracle.com/javase/7/docs/api/java/lang/Object.html?is-external=true#hashCode%28%29" text:style-name="Internet_20_link" text:visited-style-name="Visited_20_Internet_20_Link"><text:span text:style-name="Source_20_Text">hashCode</text:span></text:a> in class 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 </text:p>
                  <text:p text:style-name="P12">Returns:</text:p>
                  <text:p text:style-name="P9">an integer hash code for this rectangle</text:p>
                  <text:list text:continue-numbering="true">
                    <text:list-item>
                      <text:h text:style-name="P20" text:outline-level="4"><text:bookmark text:name="toString()"/><text:soft-page-break/>toString</text:h>
                    </text:list-item>
                  </text:list>
                  <text:p text:style-name="P17">public <text:a xlink:type="simple" xlink:href="http://docs.oracle.com/javase/7/docs/api/java/lang/String.html?is-external=true" text:style-name="Internet_20_link" text:visited-style-name="Visited_20_Internet_20_Link">String</text:a> toString()</text:p>
                  <text:p text:style-name="P8">Returns a string representation of this rectangle.</text:p>
                  <text:p text:style-name="P12"><text:span text:style-name="Strong_20_Emphasis">Overrides:</text:span> </text:p>
                  <text:p text:style-name="P9"><text:a xlink:type="simple" xlink:href="http://docs.oracle.com/javase/7/docs/api/java/lang/Object.html?is-external=true#toString%28%29" text:style-name="Internet_20_link" text:visited-style-name="Visited_20_Internet_20_Link"><text:span text:style-name="Source_20_Text">toString</text:span></text:a> in class <text:a xlink:type="simple" xlink:href="http://docs.oracle.com/javase/7/docs/api/java/lang/Object.html?is-external=true" text:style-name="Internet_20_link" text:visited-style-name="Visited_20_Internet_20_Link"><text:span text:style-name="Source_20_Text">Object</text:span></text:a> </text:p>
                  <text:p text:style-name="P12">Returns:</text:p>
                  <text:p text:style-name="P9">a string representation of this rectangle, using the format <text:span text:style-name="Source_20_Text">[xmin, xmax] x [ymin, ymax]</text:span></text:p>
                  <text:list text:continue-numbering="true">
                    <text:list-item>
                      <text:h text:style-name="P20" text:outline-level="4"><text:bookmark text:name="draw()"/>draw</text:h>
                    </text:list-item>
                  </text:list>
                  <text:p text:style-name="P17">public void draw()</text:p>
                  <text:p text:style-name="P5">Draws this rectangle to standard draw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4:42:27.929481801</meta:creation-date>
    <dc:date>2017-04-27T14:42:48.508810317</dc:date>
    <meta:editing-duration>PT21S</meta:editing-duration>
    <meta:editing-cycles>1</meta:editing-cycles>
    <meta:document-statistic meta:table-count="2" meta:image-count="0" meta:object-count="0" meta:page-count="5" meta:paragraph-count="165" meta:word-count="867" meta:character-count="5123" meta:non-whitespace-character-count="4480"/>
    <meta:generator>LibreOffice/5.1.6.2$Linux_x86 LibreOffice_project/10m0$Build-2</meta:generator>
  </office:meta>
</office:document-meta>
</file>